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1" draw:layer="layout" svg:width="3.81cm" svg:height="0.635cm" svg:x="1.192cm" svg:y="0.88cm">
          <text:p text:style-name="P1"><text:span text:style-name="T1">Setup/Initialize Accord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2.54cm" svg:height="1.27cm" svg:x="6.985cm" svg:y="0.635cm">
          <text:p text:style-name="P1"><text:span text:style-name="T1">Logged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5" draw:layer="layout" svg:width="3.81cm" svg:height="0.635cm" svg:x="12.7cm" svg:y="0.858cm">
          <text:p text:style-name="P1"><text:span text:style-name="T1">Load home.html</text:span><text:span text:style-name="T1"><text:line-break/></text:span><text:span text:style-name="T1">Show Login For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id="id7" draw:layer="layout" svg:x1="5.002cm" svg:y1="1.197cm" svg:x2="5.002cm" svg:y2="1.197cm" draw:start-shape="id1" draw:start-glue-point="1" draw:end-shape="id1" draw:end-glue-point="1" svg:d="">
          <text:p text:style-name="P7"/>
        </draw:connector>
        <draw:custom-shape draw:style-name="gr1" draw:text-style-name="P2" draw:id="id2" draw:layer="layout" svg:width="3.81cm" svg:height="1.27cm" svg:x="6.35cm" svg:y="3.175cm">
          <text:p text:style-name="P1"><text:span text:style-name="T1">Check if GUI can</text:span><text:span text:style-name="T1"><text:line-break/></text:span><text:span text:style-name="T1">write to config Fil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2.31cm" svg:height="0.635cm" svg:x="13.012cm" svg:y="3.487cm">
          <text:p text:style-name="P1"><text:span text:style-name="T1">Alert(x); return;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16cm" svg:y1="3.809cm" svg:x2="13.012cm" svg:y2="3.804cm" draw:start-shape="id2" draw:start-glue-point="7" draw:end-shape="id3" svg:d="m10160 3809 2852-5">
          <text:p text:style-name="P7"/>
        </draw:connector>
        <draw:custom-shape draw:style-name="gr1" draw:text-style-name="P2" draw:id="id6" draw:layer="layout" svg:width="5.715cm" svg:height="1.27cm" svg:x="1.27cm" svg:y="5.715cm">
          <text:p text:style-name="P1"><text:span text:style-name="T1">Update [postmappings]</text:span><text:span text:style-name="T1"><text:line-break/></text:span><text:span text:style-name="T1">in http.conf (if needed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9.525cm" svg:y1="1.269cm" svg:x2="12.7cm" svg:y2="1.175cm" draw:start-shape="id4" draw:start-glue-point="7" draw:end-shape="id5" draw:end-glue-point="3" svg:d="m9525 1269 3175-94">
          <text:p text:style-name="P7"/>
        </draw:connector>
        <draw:connector draw:style-name="gr2" draw:text-style-name="P3" draw:layer="layout" draw:type="line" svg:x1="8.254cm" svg:y1="1.903cm" svg:x2="8.254cm" svg:y2="3.175cm" draw:start-shape="id4" draw:start-glue-point="6" draw:end-shape="id2" draw:end-glue-point="4" svg:d="m8254 1903v1272">
          <text:p text:style-name="P7"/>
        </draw:connector>
        <draw:connector draw:style-name="gr2" draw:text-style-name="P3" draw:layer="layout" svg:x1="8.254cm" svg:y1="4.443cm" svg:x2="4.126cm" svg:y2="5.715cm" draw:start-shape="id2" draw:start-glue-point="6" draw:end-shape="id6" draw:end-glue-point="4" svg:d="m8254 4443v637h-4128v635">
          <text:p text:style-name="P7"/>
        </draw:connector>
        <draw:connector draw:style-name="gr2" draw:text-style-name="P3" draw:layer="layout" svg:x1="5.002cm" svg:y1="1.197cm" svg:x2="6.985cm" svg:y2="1.269cm" draw:start-shape="id7" draw:start-glue-point="0" draw:end-shape="id4" draw:end-glue-point="5" svg:d="m5002 1197h1104v72h879">
          <text:p text:style-name="P7"/>
        </draw:connector>
        <draw:connector draw:style-name="gr2" draw:text-style-name="P3" draw:layer="layout" draw:line-skew="11.566cm -3.2cm" svg:x1="6.983cm" svg:y1="6.349cm" svg:x2="1.192cm" svg:y2="1.197cm" draw:start-shape="id6" draw:start-glue-point="7" draw:end-shape="id1" draw:end-glue-point="3" svg:d="m6983 6349h12067v-5934h-18358v782h500">
          <text:p text:style-name="P7"/>
        </draw:connector>
        <draw:custom-shape draw:style-name="gr1" draw:text-style-name="P2" draw:id="id8" draw:layer="layout" svg:width="3.81cm" svg:height="0.635cm" svg:x="3cm" svg:y="7.759cm">
          <text:p text:style-name="P1"><text:span text:style-name="T1">Load home.html &amp;</text:span><text:span text:style-name="T1"><text:line-break/></text:span><text:span text:style-name="T1">Start P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5.08cm" svg:height="1.905cm" svg:x="10.16cm" svg:y="6.985cm">
          <text:p text:style-name="P1"><text:span text:style-name="T1">Check 4 required contexts &amp;</text:span><text:span text:style-name="T1"><text:line-break/></text:span><text:span text:style-name="T1">update extensions.con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6.81cm" svg:y1="8.076cm" svg:x2="10.16cm" svg:y2="7.937cm" draw:start-shape="id8" draw:start-glue-point="1" draw:end-shape="id9" svg:d="m6810 8076h1675v-139h1675">
          <text:p text:style-name="P7"/>
        </draw:connector>
        <draw:connector draw:style-name="gr3" draw:text-style-name="P3" draw:layer="layout" draw:line-skew="1.655cm" svg:x1="15.24cm" svg:y1="7.937cm" svg:x2="19.052cm" svg:y2="6.368cm" draw:start-shape="id9" draw:start-glue-point="7" svg:d="m15240 7937h3812v-1569 0">
          <text:p text:style-name="P7"/>
        </draw:connector>
        <draw:custom-shape draw:style-name="gr4" draw:text-style-name="P2" draw:id="id10" draw:layer="layout" svg:width="5.08cm" svg:height="2.54cm" svg:x="2.54cm" svg:y="10.16cm">
          <text:p text:style-name="P1"><text:span text:style-name="T1">Parse extensions.conf ,</text:span><text:span text:style-name="T1"><text:line-break/></text:span><text:span text:style-name="T1">Read GUI preferences ,</text:span><text:span text:style-name="T1"><text:line-break/></text:span><text:span text:style-name="T1">Read http.conf ,</text:span><text:span text:style-name="T1"><text:line-break/></text:span><text:span text:style-name="T1">Load Conferences ,</text:span><text:span text:style-name="T1"><text:line-break/></text:span><text:span text:style-name="T1">Load Queues ,</text:span><text:span text:style-name="T1"><text:line-break/></text:span><text:span text:style-name="T1">Read Users.conf ,</text:span><text:span text:style-name="T1"><text:line-break/></text:span><text:span text:style-name="T1">Read misdn.conf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699cm" svg:y1="8.89cm" svg:x2="5.08cm" svg:y2="10.16cm" draw:start-shape="id9" draw:start-glue-point="6" draw:end-shape="id10" draw:end-glue-point="0" svg:d="m12699 8890v635h-7619v635">
          <text:p text:style-name="P7"/>
        </draw:connector>
        <draw:custom-shape draw:style-name="gr1" draw:text-style-name="P2" draw:id="id11" draw:layer="layout" svg:width="1.905cm" svg:height="1.27cm" svg:x="10.16cm" svg:y="10.795cm">
          <text:p text:style-name="P1"><text:span text:style-name="T1">Is AA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5.08cm" svg:y1="12.7cm" svg:x2="11.112cm" svg:y2="10.795cm" draw:start-shape="id10" draw:start-glue-point="2" draw:end-shape="id11" draw:end-glue-point="4" svg:d="m5080 12700v500h3810v-2905h2222v500">
          <text:p text:style-name="P7"/>
        </draw:connector>
        <draw:custom-shape draw:style-name="gr1" draw:text-style-name="P4" draw:id="id13" draw:layer="layout" svg:width="1.905cm" svg:height="0.635cm" svg:x="10.16cm" svg:y="12.7cm">
          <text:p text:style-name="P1"><text:span text:style-name="T2">Check C.F ,</text:span><text:span text:style-name="T2"><text:line-break/></text:span><text:span text:style-name="T2">get SKU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2" draw:layer="layout" svg:width="1.905cm" svg:height="0.622cm" svg:x="18.128cm" svg:y="12.7cm">
          <text:p text:style-name="P1"><text:span text:style-name="T2">Run Ztsc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4" draw:layer="layout" svg:width="2.54cm" svg:height="1.27cm" svg:x="13.535cm" svg:y="12.3cm">
          <text:p text:style-name="P1"><text:span text:style-name="T1">SKU == 8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line-skew="2.223cm" svg:x1="12.065cm" svg:y1="11.429cm" svg:x2="18.128cm" svg:y2="13.011cm" draw:start-shape="id11" draw:start-glue-point="7" draw:end-shape="id12" svg:d="m12065 11429h5254v1582h809">
          <text:p text:style-name="P7"/>
        </draw:connector>
        <draw:connector draw:style-name="gr2" draw:text-style-name="P3" draw:layer="layout" svg:x1="11.112cm" svg:y1="12.063cm" svg:x2="11.112cm" svg:y2="12.7cm" draw:start-shape="id11" draw:start-glue-point="6" draw:end-shape="id13" draw:end-glue-point="0" svg:d="m11112 12063v637">
          <text:p text:style-name="P7"/>
        </draw:connector>
        <draw:connector draw:style-name="gr2" draw:text-style-name="P3" draw:layer="layout" svg:x1="12.065cm" svg:y1="13.017cm" svg:x2="13.535cm" svg:y2="12.934cm" draw:start-shape="id13" draw:start-glue-point="1" draw:end-shape="id14" draw:end-glue-point="5" svg:d="m12065 13017h735v-83h735">
          <text:p text:style-name="P7"/>
        </draw:connector>
        <draw:connector draw:style-name="gr2" draw:text-style-name="P3" draw:layer="layout" draw:line-skew="-0.131cm" svg:x1="14.804cm" svg:y1="13.568cm" svg:x2="5.714cm" svg:y2="15.24cm" draw:start-shape="id14" draw:start-glue-point="6" draw:end-shape="id15" draw:end-glue-point="4" svg:d="m14804 13568v706h-9090v966">
          <text:p text:style-name="P7"/>
        </draw:connector>
        <draw:connector draw:style-name="gr2" draw:text-style-name="P3" draw:layer="layout" svg:x1="19.08cm" svg:y1="13.322cm" svg:x2="5.715cm" svg:y2="15.24cm" draw:start-shape="id12" draw:start-glue-point="2" draw:end-shape="id15" svg:d="m19080 13322v959h-13365v959">
          <text:p text:style-name="P7"/>
        </draw:connector>
        <draw:connector draw:style-name="gr2" draw:text-style-name="P3" draw:layer="layout" svg:x1="16.075cm" svg:y1="12.934cm" svg:x2="18.128cm" svg:y2="13.011cm" draw:start-shape="id14" draw:start-glue-point="7" draw:end-shape="id12" draw:end-glue-point="3" svg:d="m16075 12934h1027v77h1026">
          <text:p text:style-name="P7"/>
        </draw:connector>
        <draw:connector draw:style-name="gr2" draw:text-style-name="P3" draw:layer="layout" svg:x1="4.126cm" svg:y1="6.983cm" svg:x2="4.905cm" svg:y2="7.759cm" draw:start-shape="id6" draw:start-glue-point="6" draw:end-shape="id8" draw:end-glue-point="0" svg:d="m4126 6983v389h779v387">
          <text:p text:style-name="P7"/>
        </draw:connector>
        <draw:custom-shape draw:style-name="gr1" draw:text-style-name="P4" draw:id="id15" draw:layer="layout" svg:width="3.81cm" svg:height="1.27cm" svg:x="3.81cm" svg:y="15.24cm">
          <text:p text:style-name="P1"><text:span text:style-name="T2">Upgrade configuration</text:span><text:span text:style-name="T2"><text:line-break/></text:span><text:span text:style-name="T2">if nee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16" draw:layer="layout" svg:width="3.064cm" svg:height="0.635cm" svg:x="4.185cm" svg:y="17.187cm">
          <text:p text:style-name="P1"><text:span text:style-name="T2">Update panels 4 platfor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7" draw:layer="layout" svg:width="2.841cm" svg:height="0.587cm" svg:x="5.759cm" svg:y="18.801cm">
          <text:p text:style-name="P1"><text:span text:style-name="T2">Read ztscan.conf ,</text:span><text:span text:style-name="T2"><text:line-break/></text:span><text:span text:style-name="T2">Load Welcome.htm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714cm" svg:y1="16.508cm" svg:x2="5.738cm" svg:y2="17.379cm" draw:start-shape="id15" draw:start-glue-point="6" svg:d="m5714 16508v687h24v184">
          <text:p text:style-name="P7"/>
        </draw:connector>
        <draw:connector draw:style-name="gr2" draw:text-style-name="P3" draw:layer="layout" svg:x1="5.717cm" svg:y1="17.822cm" svg:x2="7.179cm" svg:y2="18.801cm" draw:start-shape="id16" draw:start-glue-point="2" draw:end-shape="id17" draw:end-glue-point="0" svg:d="m5717 17822v489h1462v490">
          <text:p text:style-name="P7"/>
        </draw:connector>
        <draw:frame draw:style-name="gr5" draw:text-style-name="P5" draw:layer="layout" svg:width="0.929cm" svg:height="0.569cm" svg:x="10.16cm" svg:y="1.27cm">
          <draw:text-box>
            <text:p text:style-name="P5"><text:span text:style-name="T1">No</text:span></text:p>
          </draw:text-box>
        </draw:frame>
        <draw:frame draw:style-name="gr5" draw:text-style-name="P5" draw:layer="layout" svg:width="1.405cm" svg:height="0.569cm" svg:x="7.485cm" svg:y="1.971cm">
          <draw:text-box>
            <text:p text:style-name="P5"><text:span text:style-name="T1">Yes</text:span></text:p>
          </draw:text-box>
        </draw:frame>
        <draw:frame draw:style-name="gr5" draw:text-style-name="P5" draw:layer="layout" svg:width="0.929cm" svg:height="0.569cm" svg:x="10.861cm" svg:y="3.771cm">
          <draw:text-box>
            <text:p text:style-name="P5"><text:span text:style-name="T1">No</text:span></text:p>
          </draw:text-box>
        </draw:frame>
        <draw:frame draw:style-name="gr5" draw:text-style-name="P5" draw:layer="layout" svg:width="0.929cm" svg:height="0.569cm" svg:x="4.962cm" svg:y="6.972cm">
          <draw:text-box>
            <text:p text:style-name="P5"><text:span text:style-name="T1">No</text:span></text:p>
          </draw:text-box>
        </draw:frame>
        <draw:frame draw:style-name="gr5" draw:text-style-name="P5" draw:layer="layout" svg:width="4.739cm" svg:height="0.569cm" svg:x="9.231cm" svg:y="8.956cm">
          <draw:text-box>
            <text:p text:style-name="P5"><text:span text:style-name="T1">No updates to extensions.conf</text:span></text:p>
          </draw:text-box>
        </draw:frame>
        <draw:frame draw:style-name="gr5" draw:text-style-name="P5" draw:layer="layout" svg:width="0.929cm" svg:height="0.569cm" svg:x="14.964cm" svg:y="10.974cm">
          <draw:text-box>
            <text:p text:style-name="P5"><text:span text:style-name="T1">No</text:span></text:p>
          </draw:text-box>
        </draw:frame>
        <draw:frame draw:style-name="gr5" draw:text-style-name="P5" draw:layer="layout" svg:width="0.929cm" svg:height="0.569cm" svg:x="16.465cm" svg:y="12.475cm">
          <draw:text-box>
            <text:p text:style-name="P5"><text:span text:style-name="T1">No</text:span></text:p>
          </draw:text-box>
        </draw:frame>
        <draw:frame draw:style-name="gr5" draw:text-style-name="P5" draw:layer="layout" svg:width="4.104cm" svg:height="0.569cm" svg:x="1.717cm" svg:y="16.51cm">
          <draw:text-box>
            <text:p text:style-name="P5"><text:span text:style-name="T1">No configuration upgrades</text:span></text:p>
          </draw:text-box>
        </draw:frame>
        <draw:frame draw:style-name="gr5" draw:text-style-name="P5" draw:layer="layout" svg:width="1.405cm" svg:height="0.569cm" svg:x="7.486cm" svg:y="4.972cm">
          <draw:text-box>
            <text:p text:style-name="P5"><text:span text:style-name="T1">Yes</text:span></text:p>
          </draw:text-box>
        </draw:frame>
        <draw:frame draw:style-name="gr5" draw:text-style-name="P5" draw:layer="layout" svg:width="3.484cm" svg:height="0.569cm" svg:x="10.486cm" svg:y="5.872cm">
          <draw:text-box>
            <text:p text:style-name="P6"><text:span text:style-name="T1">Yes (Reload GUI)</text:span></text:p>
          </draw:text-box>
        </draw:frame>
        <draw:frame draw:style-name="gr5" draw:text-style-name="P5" draw:layer="layout" svg:width="3.818cm" svg:height="0.887cm" svg:x="15.232cm" svg:y="7.957cm">
          <draw:text-box>
            <text:p text:style-name="P6"><text:span text:style-name="T1">extensions.conf updated</text:span><text:span text:style-name="T1"><text:line-break/></text:span><text:span text:style-name="T1">Reload GUI</text:span></text:p>
          </draw:text-box>
        </draw:frame>
        <draw:frame draw:style-name="gr5" draw:text-style-name="P5" draw:layer="layout" svg:width="1.405cm" svg:height="0.569cm" svg:x="11.187cm" svg:y="11.973cm">
          <draw:text-box>
            <text:p text:style-name="P5"><text:span text:style-name="T1">Yes</text:span></text:p>
          </draw:text-box>
        </draw:frame>
        <draw:frame draw:style-name="gr5" draw:text-style-name="P5" draw:layer="layout" svg:width="1.405cm" svg:height="0.569cm" svg:x="13.888cm" svg:y="13.574cm">
          <draw:text-box>
            <text:p text:style-name="P5"><text:span text:style-name="T1">Yes</text:span></text:p>
          </draw:text-box>
        </draw:frame>
        <draw:frame draw:style-name="gr5" draw:text-style-name="P5" draw:layer="layout" svg:width="6.985cm" svg:height="0.569cm" svg:x="8.89cm" svg:y="15.306cm">
          <draw:text-box>
            <text:p text:style-name="P5"><text:span text:style-name="T1">Upgraded configuration (Reload GUI)</text:span></text:p>
          </draw:text-box>
        </draw:frame>
        <draw:frame draw:style-name="gr5" draw:text-style-name="P7" draw:layer="layout" svg:width="5.715cm" svg:height="0.962cm" svg:x="21.59cm" svg:y="0.635cm">
          <draw:text-box>
            <text:p text:style-name="P7"/>
          </draw:text-box>
        </draw:frame>
        <draw:connector draw:style-name="gr2" draw:text-style-name="P3" draw:id="id18" draw:layer="layout" svg:x1="7.62cm" svg:y1="15.874cm" svg:x2="21.102cm" svg:y2="15.888cm" draw:start-shape="id15" draw:start-glue-point="7" svg:d="m7620 15874h6992v14h6490">
          <text:p text:style-name="P7"/>
        </draw:connector>
        <draw:connector draw:style-name="gr2" draw:text-style-name="P3" draw:layer="layout" svg:x1="21.102cm" svg:y1="15.888cm" svg:x2="19.091cm" svg:y2="0.441cm" draw:start-shape="id18" draw:start-glue-point="3" svg:d="m21102 15888h725v-15447h-2736">
          <text:p text:style-name="P7"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1-14T17:53:43</meta:creation-date>
    <dc:date>2008-11-17T17:52:12</dc:date>
    <meta:editing-cycles>4</meta:editing-cycles>
    <meta:editing-duration>PT1H24M33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